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ddcc" officeooo:paragraph-rsid="000eddcc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061e4" officeooo:paragraph-rsid="001061e4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061e4" officeooo:paragraph-rsid="001061e4"/>
    </style:style>
    <style:style style:name="P4" style:family="paragraph" style:parent-style-name="Standard" style:list-style-name="L2">
      <style:text-properties officeooo:rsid="000eddcc" officeooo:paragraph-rsid="000eddcc"/>
    </style:style>
    <style:style style:name="P5" style:family="paragraph" style:parent-style-name="Standard" style:list-style-name="L3">
      <style:text-properties officeooo:rsid="000eddcc" officeooo:paragraph-rsid="000eddcc"/>
    </style:style>
    <style:style style:name="P6" style:family="paragraph" style:parent-style-name="Standard">
      <style:text-properties officeooo:rsid="000eddcc" officeooo:paragraph-rsid="000eddcc"/>
    </style:style>
    <style:style style:name="P7" style:family="paragraph" style:parent-style-name="Standard" style:list-style-name="L2">
      <style:text-properties officeooo:rsid="001061e4" officeooo:paragraph-rsid="001061e4"/>
    </style:style>
    <style:style style:name="P8" style:family="paragraph" style:parent-style-name="Text_20_body" style:list-style-name="L1">
      <style:text-properties officeooo:rsid="000eddcc" officeooo:paragraph-rsid="000edd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1e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CAS DE PYTHON</text:p>
      <text:h text:style-name="Heading_20_2" text:outline-level="2">Como importar bibliotecas</text:h>
      <text:list xml:id="list1798450308" text:style-name="L1">
        <text:list-item>
          <text:p text:style-name="P8">Usar o comando <text:span text:style-name="T1">import</text:span></text:p>
        </text:list-item>
      </text:list>
      <text:list xml:id="list2057012522" text:style-name="L2">
        <text:list-item>
          <text:list>
            <text:list-item>
              <text:p text:style-name="P4"><text:span text:style-name="T1">math</text:span> = biblioteca de matemática veja os comandos abaixo:</text:p>
              <text:p text:style-name="P4">cail = faz arredondamento para cima</text:p>
              <text:p text:style-name="P4">floor = faz arredondamento para baixo</text:p>
              <text:p text:style-name="P4">trunc = trunca o nume<text:span text:style-name="T2">r</text:span>o</text:p>
              <text:p text:style-name="P4">pow = potencia</text:p>
              <text:p text:style-name="P7">sqrt = calcular a raiz quadrada</text:p>
              <text:p text:style-name="P7">factorial = calcular fatorial</text:p>
            </text:list-item>
          </text:list>
        </text:list-item>
      </text:list>
      <text:p text:style-name="P2">Exemplos:</text:p>
      <text:p text:style-name="P2"><text:tab/><text:span text:style-name="T3">import math</text:span> (importa toda biblioteca de matemática)</text:p>
      <text:p text:style-name="P3"><text:tab/><text:span text:style-name="T3">from math import sqrt </text:span><text:span text:style-name="T4">(importa só a função que calcula a raiz quadrada)</text:span></text:p>
      <text:p text:style-name="P3"><text:span text:style-name="T3"><text:tab/>from math import cail, trunc </text:span><text:span text:style-name="T4">(importa as funções arredondamento para cima e </text:span></text:p>
      <text:p text:style-name="P1"/>
      <text:list xml:id="list3564631537" text:style-name="L3">
        <text:list-item>
          <text:p text:style-name="P5">adsfasdfasd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31T17:54:39.219000000</dc:date>
    <meta:editing-duration>PT1H5M35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5" meta:word-count="92" meta:character-count="517" meta:non-whitespace-character-count="445"/>
  </office:meta>
</office:document-meta>
</file>